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language="en" fo:country="US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.2362in" style:auto-text-indent="false" style:vertical-align="auto" style:writing-mode="lr-tb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.2362in" style:auto-text-indent="false" style:vertical-align="auto" style:writing-mode="lr-tb"/>
      <style:text-properties officeooo:paragraph-rsid="00087dcf"/>
    </style:style>
    <style:style style:name="P5" style:family="paragraph" style:parent-style-name="Standard">
      <style:paragraph-properties fo:margin-left="0.2362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font-size="9pt" fo:language="en" fo:country="US" fo:font-weight="bold" style:font-size-asian="9pt" style:font-weight-asian="bold" style:font-size-complex="9pt"/>
    </style:style>
    <style:style style:name="T4" style:family="text">
      <style:text-properties fo:color="#ff0000" fo:language="en" fo:country="US"/>
    </style:style>
    <style:style style:name="T5" style:family="text">
      <style:text-properties fo:color="#ff0000" fo:language="en" fo:country="US" officeooo:rsid="00087dcf"/>
    </style:style>
    <style:style style:name="T6" style:family="text">
      <style:text-properties fo:color="#ff0000" fo:font-size="9pt" fo:language="en" fo:country="US" fo:font-weight="bold" style:font-size-asian="9pt" style:font-weight-asian="bold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-2. </text:span><text:span text:style-name="T1">In the assembly code of the program C2.4, a, b, c are adjacent. Modify the assembly code by letting R2 point at the first word a. Then:</text:span></text:p>
      <text:p text:style-name="P1"><text:span text:style-name="T1">(1). Access a, b, c by using R2 as a base register with offsets.</text:span></text:p>
      <text:p text:style-name="P3"><text:span text:style-name="T6">ldr r2, =a<text:tab/><text:tab/>//r2 points a</text:span></text:p>
      <text:p text:style-name="P3"><text:span text:style-name="T6">ldr r0, [r2] <text:tab/><text:tab/>// r0 = a </text:span></text:p>
      <text:p text:style-name="P3"><text:span text:style-name="T6">ldr r1, [r2, #4] <text:tab/>// r1 = [r2+4] = [a adress +4b] = b</text:span></text:p>
      <text:p text:style-name="P3"><text:span text:style-name="T6">stmfd sp!, {r2}<text:tab/>//Need to save r2 since sum() may modify it</text:span></text:p>
      <text:p text:style-name="P3"><text:span text:style-name="T6">bl sum <text:tab/><text:tab/></text:span></text:p>
      <text:p text:style-name="P3"><text:span text:style-name="T6">ldmfd sp!, {r2}<text:tab/>//recover r2</text:span></text:p>
      <text:p text:style-name="P3"><text:span text:style-name="T6">str r0, [r2, #8] <text:tab/>// [r2+8] = [a adress + 8b] = c, c = r0</text:span></text:p>
      <text:p text:style-name="P3"><text:span text:style-name="T3"><text:tab/><text:tab/></text:span></text:p>
      <text:p text:style-name="P1"><text:span text:style-name="T1">(b). Access a, b, c by using R2 as a base register with post-indexed addressing.</text:span></text:p>
      <text:p text:style-name="P3"><text:span text:style-name="T6">ldr r2, =a<text:tab/><text:tab/>//r2 points a</text:span></text:p>
      <text:p text:style-name="P3"><text:span text:style-name="T6">ldr r0, [r2], #4 <text:tab/>// r0 = [r2], and r2+4, now r2 points to a+4 = b </text:span></text:p>
      <text:p text:style-name="P3"><text:span text:style-name="T6">ldr r1, [r2], #4<text:tab/>// r1 = [a+4], and r2+4, now r2 points to a+8 = c</text:span></text:p>
      <text:p text:style-name="P3"><text:span text:style-name="T6">stmfd sp!, {r2}<text:tab/>//Need to save r2 since sum() may modify it</text:span></text:p>
      <text:p text:style-name="P3"><text:span text:style-name="T6">bl sum <text:tab/><text:tab/></text:span></text:p>
      <text:p text:style-name="P3"><text:span text:style-name="T6">ldmfd sp!, {r2}<text:tab/>//recover r2</text:span></text:p>
      <text:p text:style-name="P3"><text:span text:style-name="T6">str r0, [r2]<text:tab/><text:tab/>// [r2+8] = c = r0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04:40:57.919077642</meta:creation-date>
    <dc:date>2018-06-10T04:49:57.570180117</dc:date>
    <meta:editing-duration>PT9M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87" meta:character-count="827" meta:non-whitespace-character-count="639"/>
  </office:meta>
</office:document-meta>
</file>